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ffff00" draw:fill-color="#ffff00" draw:textarea-horizontal-align="justify" draw:textarea-vertical-align="middle" draw:auto-grow-height="false" fo:min-height="0.687cm" fo:min-width="2.029cm" draw:shadow="hidden" draw:shadow-color="#ffff00" draw:shadow-opacity="22%" loext:glow-radius="0.353cm" loext:glow-color="#ffff00" loext:glow-transparency="39%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8cm" draw:marker-end-width="0.28cm" draw:fill="none" draw:fill-color="#ffffff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1.84cm" fo:min-width="1.621cm" fo:padding-top="0.151cm" fo:padding-bottom="0.151cm" fo:padding-left="0.276cm" fo:padding-right="0.276cm"/>
    </style:style>
    <style:style style:name="P1" style:family="paragraph">
      <loext:graphic-properties draw:fill-color="#ffff00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575cm" svg:height="1.323cm" svg:x="2.317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872cm" svg:y1="14.802cm" svg:x2="15.16cm" svg:y2="14.802cm">
          <text:p/>
        </draw:line>
        <draw:line draw:style-name="gr3" draw:text-style-name="P2" draw:layer="layout" svg:x1="1.65cm" svg:y1="8.126cm" svg:x2="8.522cm" svg:y2="8.149cm">
          <text:p/>
        </draw:line>
        <draw:line draw:style-name="gr4" draw:text-style-name="P2" draw:layer="layout" svg:x1="8.752cm" svg:y1="8.153cm" svg:x2="15.896cm" svg:y2="8.153cm">
          <text:p/>
        </draw:line>
        <draw:custom-shape draw:style-name="gr5" draw:text-style-name="P1" draw:layer="layout" svg:width="2.999cm" svg:height="2.954cm" svg:x="11.992cm" svg:y="0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133cm" svg:y1="1.305cm" svg:x2="6.05cm" svg:y2="13.627cm">
          <text:p/>
        </draw:line>
        <draw:line draw:style-name="gr3" draw:text-style-name="P2" draw:layer="layout" svg:x1="12.133cm" svg:y1="1.307cm" svg:x2="5.631cm" svg:y2="13.627cm">
          <text:p/>
        </draw:line>
        <draw:line draw:style-name="gr3" draw:text-style-name="P2" draw:layer="layout" svg:x1="14.464cm" svg:y1="3.06cm" svg:x2="2.13cm" svg:y2="13.623cm">
          <text:p/>
        </draw:line>
        <draw:line draw:style-name="gr3" draw:text-style-name="P2" draw:layer="layout" svg:x1="14.463cm" svg:y1="3.061cm" svg:x2="2.631cm" svg:y2="13.612cm">
          <text:p/>
        </draw:line>
        <draw:line draw:style-name="gr2" draw:text-style-name="P2" draw:layer="layout" svg:x1="0.874cm" svg:y1="14.797cm" svg:x2="2.091cm" svg:y2="12.561cm">
          <text:p/>
        </draw:line>
        <draw:line draw:style-name="gr2" draw:text-style-name="P2" draw:layer="layout" svg:x1="15.137cm" svg:y1="14.81cm" svg:x2="16.354cm" svg:y2="12.574cm">
          <text:p/>
        </draw:line>
        <draw:line draw:style-name="gr2" draw:text-style-name="P2" draw:layer="layout" svg:x1="2.075cm" svg:y1="12.566cm" svg:x2="16.363cm" svg:y2="12.56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2T18:24:32.758869342</meta:creation-date>
    <dc:date>2021-05-12T18:45:55.782210777</dc:date>
    <meta:editing-duration>PT21M26S</meta:editing-duration>
    <meta:editing-cycles>5</meta:editing-cycles>
    <meta:generator>LibreOffice/7.0.5.2$Linux_X86_64 LibreOffice_project/00$Build-2</meta:generator>
    <meta:document-statistic meta:object-count="12"/>
  </office:meta>
</office:document-meta>
</file>